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Times New Roman" svg:font-family="'Times New Roman'"/>
    <style:font-face style:name="Times New Roman Cyr" svg:font-family="'Times New Roman Cyr'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89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solid" svg:stroke-width="0.079cm" svg:stroke-color="#000000" draw:stroke-linejoin="round" svg:stroke-linecap="butt" draw:fill="none" fo:padding-top="0.039cm" fo:padding-bottom="0.039cm" fo:padding-left="0.039cm" fo:padding-right="0.039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3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9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73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61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0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3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9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7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3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33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47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83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60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2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659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09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013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4.79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000000" loext:decorative="fals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2.528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68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37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61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3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5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8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14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6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6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72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1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86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117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8.13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945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35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849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474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699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954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12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8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56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206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91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79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399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5.013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8.0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639cm" fo:min-width="16.098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2.931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828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75cm" fo:min-width="15.991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fill-color="#ffffff" fo:min-height="0.547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in-height="5.644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in-height="4.75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973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9.972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937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2.245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978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899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706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615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564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879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082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671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1.915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8.037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8.464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5pt" style:font-size-asian="15pt" style:font-size-complex="15pt"/>
    </style:style>
    <style:style style:name="P10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11" style:family="paragraph">
      <loext:graphic-properties draw:fill="none"/>
      <style:text-properties fo:font-size="13.5pt" style:font-size-asian="13.5pt" style:font-size-complex="13.5pt"/>
    </style:style>
    <style:style style:name="P12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13" style:family="paragraph">
      <loext:graphic-properties draw:fill="none" draw:fill-color="#ffffff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style:text-properties fo:font-size="15pt"/>
    </style:style>
    <style:style style:name="P17" style:family="paragraph">
      <loext:graphic-properties draw:fill="none" draw:fill-color="#ffffff"/>
      <style:text-properties fo:font-size="15pt"/>
    </style:style>
    <style:style style:name="T1" style:family="text">
      <style:text-properties fo:color="#000000" loext:opacity="100%" style:font-name="TimesNewRoman" fo:font-size="11.1000003814697pt" fo:font-weight="normal" style:font-name-asian="TimesNewRoman" style:font-size-asian="11.1000003814697pt" style:font-weight-asian="normal" style:font-name-complex="TimesNewRoman" style:font-size-complex="11.1000003814697pt" style:font-weight-complex="normal"/>
    </style:style>
    <style:style style:name="T2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3" style:family="text">
      <style:text-properties fo:color="#000000" loext:opacity="100%" style:font-name="Arial Narrow" fo:font-size="14.1000003814697pt" fo:font-weight="bold" style:font-name-asian="Arial Narrow" style:font-size-asian="14.1000003814697pt" style:font-weight-asian="bold" style:font-name-complex="Arial Narrow" style:font-size-complex="14.1000003814697pt" style:font-weight-complex="bold"/>
    </style:style>
    <style:style style:name="T4" style:family="text">
      <style:text-properties fo:color="#000000" loext:opacity="100%" style:font-name="Times New Roman" fo:font-size="14.1000003814697pt" fo:font-weight="bold" style:font-name-asian="Times New Roman" style:font-size-asian="14.1000003814697pt" style:font-weight-asian="bold" style:font-name-complex="Times New Roman" style:font-size-complex="14.1000003814697pt" style:font-weight-complex="bold"/>
    </style:style>
    <style:style style:name="T5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6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7" style:family="text">
      <style:text-properties fo:color="#000000" loext:opacity="100%"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8" style:family="text">
      <style:text-properties fo:color="#000000" loext:opacity="100%" style:font-name="TimesNewRoman" fo:font-size="14.1000003814697pt" fo:font-weight="normal" style:font-name-asian="TimesNewRoman" style:font-size-asian="14.1000003814697pt" style:font-weight-asian="normal" style:font-name-complex="TimesNewRoman" style:font-size-complex="14.1000003814697pt" style:font-weight-complex="normal"/>
    </style:style>
    <style:style style:name="T9" style:family="text">
      <style:text-properties fo:color="#000000" loext:opacity="100%" style:font-name="Arial" fo:font-size="16pt" fo:font-weight="normal" style:font-name-asian="Arial" style:font-size-asian="16pt" style:font-weight-asian="normal" style:font-name-complex="Arial" style:font-size-complex="16pt" style:font-weight-complex="normal"/>
    </style:style>
    <style:style style:name="T10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1" style:family="text">
      <style:text-properties fo:color="#000000" loext:opacity="100%" style:font-name="Arial" fo:font-size="12pt" fo:font-style="italic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2" style:family="text">
      <style:text-properties fo:color="#000000" loext:opacity="100%" style:font-name="Arial" fo:font-size="14.1000003814697pt" fo:font-weight="bold" style:font-name-asian="Arial" style:font-size-asian="14.1000003814697pt" style:font-weight-asian="bold" style:font-name-complex="Arial" style:font-size-complex="14.1000003814697pt" style:font-weight-complex="bold"/>
    </style:style>
    <style:style style:name="T13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4" style:family="text">
      <style:text-properties fo:color="#000000" loext:opacity="100%" style:font-name="Times New Roman Cyr" fo:font-size="14.1000003814697pt" fo:font-weight="normal" style:font-name-asian="Times New Roman Cyr" style:font-size-asian="14.1000003814697pt" style:font-weight-asian="normal" style:font-name-complex="Times New Roman Cyr" style:font-size-complex="14.1000003814697pt" style:font-weight-complex="normal"/>
    </style:style>
    <style:style style:name="T15" style:family="text">
      <style:text-properties fo:color="#000000" loext:opacity="100%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16" style:family="text">
      <style:text-properties fo:color="#000000" loext:opacity="100%" style:font-name="Arial" fo:font-size="13.5pt" fo:font-weight="bold" style:font-name-asian="Arial" style:font-size-asian="13.5pt" style:font-weight-asian="bold" style:font-name-complex="Arial" style:font-size-complex="13.5pt" style:font-weight-complex="bold"/>
    </style:style>
    <style:style style:name="T17" style:family="text">
      <style:text-properties fo:color="#000000" loext:opacity="100%" style:font-name="Arial" fo:font-size="14.1000003814697pt" fo:font-weight="normal" style:font-name-asian="Arial" style:font-size-asian="14.1000003814697pt" style:font-weight-asian="normal" style:font-name-complex="Arial" style:font-size-complex="14.1000003814697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53">
        <draw:frame draw:style-name="gr1" draw:text-style-name="P2" draw:layer="layout" svg:width="0.493cm" svg:height="0.437cm" svg:x="10.306cm" svg:y="27.538cm">
          <draw:text-box>
            <text:p text:style-name="P1"><text:span text:style-name="T1">81 </text:span></text:p>
          </draw:text-box>
        </draw:frame>
        <draw:line draw:style-name="gr2" draw:text-style-name="P3" draw:layer="layout" svg:x1="1.598cm" svg:y1="13.001cm" svg:x2="1.598cm" svg:y2="27.56cm">
          <text:p/>
        </draw:line>
        <draw:line draw:style-name="gr2" draw:text-style-name="P3" draw:layer="layout" svg:x1="1.598cm" svg:y1="13.021cm" svg:x2="2.797cm" svg:y2="13.021cm">
          <text:p/>
        </draw:line>
        <draw:line draw:style-name="gr2" draw:text-style-name="P3" draw:layer="layout" svg:x1="1.598cm" svg:y1="27.52cm" svg:x2="2.797cm" svg:y2="27.52cm">
          <text:p/>
        </draw:line>
        <draw:line draw:style-name="gr2" draw:text-style-name="P3" draw:layer="layout" svg:x1="1.598cm" svg:y1="25.02cm" svg:x2="2.797cm" svg:y2="25.02cm">
          <text:p/>
        </draw:line>
        <draw:line draw:style-name="gr2" draw:text-style-name="P3" draw:layer="layout" svg:x1="1.598cm" svg:y1="21.521cm" svg:x2="2.797cm" svg:y2="21.521cm">
          <text:p/>
        </draw:line>
        <draw:line draw:style-name="gr2" draw:text-style-name="P3" draw:layer="layout" svg:x1="1.598cm" svg:y1="19.02cm" svg:x2="2.797cm" svg:y2="19.02cm">
          <text:p/>
        </draw:line>
        <draw:line draw:style-name="gr2" draw:text-style-name="P3" draw:layer="layout" svg:x1="1.598cm" svg:y1="16.52cm" svg:x2="2.797cm" svg:y2="16.52cm">
          <text:p/>
        </draw:line>
        <draw:line draw:style-name="gr2" draw:text-style-name="P3" draw:layer="layout" svg:x1="2.097cm" svg:y1="13.021cm" svg:x2="2.097cm" svg:y2="27.52cm">
          <text:p/>
        </draw:line>
        <draw:line draw:style-name="gr2" draw:text-style-name="P3" draw:layer="layout" svg:x1="2.797cm" svg:y1="13.001cm" svg:x2="2.797cm" svg:y2="27.56cm">
          <text:p/>
        </draw:line>
        <draw:frame draw:style-name="gr3" draw:text-style-name="P2" draw:layer="layout" svg:width="0.388cm" svg:height="0.534cm" svg:x="2.503cm" svg:y="27.93cm">
          <draw:text-box>
            <text:p text:style-name="P1"><text:span text:style-name="T2"><text:s/></text:span></text:p>
          </draw:text-box>
        </draw:frame>
        <draw:frame draw:style-name="gr4" draw:text-style-name="P4" draw:layer="layout" svg:width="0.997cm" svg:height="0.497cm" draw:transform="rotate (1.5707963267949) translate (1.744cm 26.005cm)">
          <draw:text-box>
            <text:p text:style-name="P1"><text:span text:style-name="T3">Инв. </text:span></text:p>
          </draw:text-box>
        </draw:frame>
        <draw:frame draw:style-name="gr5" draw:text-style-name="P4" draw:layer="layout" svg:width="1.733cm" svg:height="0.497cm" draw:transform="rotate (1.5707963267949) translate (2.617cm 27.148cm)">
          <draw:text-box>
            <text:p text:style-name="P1"><text:span text:style-name="T3">№ </text:span><text:span text:style-name="T3">подл. </text:span></text:p>
          </draw:text-box>
        </draw:frame>
        <draw:frame draw:style-name="gr6" draw:text-style-name="P4" draw:layer="layout" svg:width="1.619cm" svg:height="0.497cm" draw:transform="rotate (1.5707963267949) translate (1.744cm 23.355cm)">
          <draw:text-box>
            <text:p text:style-name="P1"><text:span text:style-name="T3">Подп. и </text:span></text:p>
          </draw:text-box>
        </draw:frame>
        <draw:frame draw:style-name="gr7" draw:text-style-name="P4" draw:layer="layout" svg:width="1.005cm" svg:height="0.497cm" draw:transform="rotate (1.5707963267949) translate (2.617cm 23.799cm)">
          <draw:text-box>
            <text:p text:style-name="P1"><text:span text:style-name="T3">дата </text:span></text:p>
          </draw:text-box>
        </draw:frame>
        <draw:frame draw:style-name="gr8" draw:text-style-name="P4" draw:layer="layout" svg:width="0.739cm" svg:height="0.497cm" draw:transform="rotate (1.5707963267949) translate (1.744cm 19.95cm)">
          <draw:text-box>
            <text:p text:style-name="P1"><text:span text:style-name="T3">Вза</text:span></text:p>
          </draw:text-box>
        </draw:frame>
        <draw:frame draw:style-name="gr9" draw:text-style-name="P4" draw:layer="layout" svg:width="1.992cm" svg:height="0.497cm" draw:transform="rotate (1.5707963267949) translate (2.617cm 21.314cm)">
          <draw:text-box>
            <text:p text:style-name="P1"><text:span text:style-name="T3">м. инв. № </text:span></text:p>
          </draw:text-box>
        </draw:frame>
        <draw:frame draw:style-name="gr10" draw:text-style-name="P4" draw:layer="layout" svg:width="0.772cm" svg:height="0.497cm" draw:transform="rotate (1.5707963267949) translate (1.744cm 17.469cm)">
          <draw:text-box>
            <text:p text:style-name="P1"><text:span text:style-name="T3">Инв</text:span></text:p>
          </draw:text-box>
        </draw:frame>
        <draw:frame draw:style-name="gr11" draw:text-style-name="P4" draw:layer="layout" svg:width="1.937cm" svg:height="0.497cm" draw:transform="rotate (1.5707963267949) translate (2.617cm 18.773cm)">
          <draw:text-box>
            <text:p text:style-name="P1"><text:span text:style-name="T3">. № дубл. </text:span></text:p>
          </draw:text-box>
        </draw:frame>
        <draw:frame draw:style-name="gr6" draw:text-style-name="P4" draw:layer="layout" svg:width="1.619cm" svg:height="0.497cm" draw:transform="rotate (1.5707963267949) translate (1.744cm 14.852cm)">
          <draw:text-box>
            <text:p text:style-name="P1"><text:span text:style-name="T3">Подп. и </text:span></text:p>
          </draw:text-box>
        </draw:frame>
        <draw:frame draw:style-name="gr7" draw:text-style-name="P4" draw:layer="layout" svg:width="1.005cm" svg:height="0.497cm" draw:transform="rotate (1.5707963267949) translate (2.617cm 15.298cm)">
          <draw:text-box>
            <text:p text:style-name="P1"><text:span text:style-name="T3">дата </text:span></text:p>
          </draw:text-box>
        </draw:frame>
        <draw:frame draw:style-name="gr12" draw:text-style-name="P4" draw:layer="layout" svg:width="3.338cm" svg:height="0.547cm" svg:x="15.299cm" svg:y="2.518cm">
          <draw:text-box>
            <text:p text:style-name="P1"><text:span text:style-name="T4">Прилож</text:span><text:span text:style-name="T4">ение 3 </text:span></text:p>
          </draw:text-box>
        </draw:frame>
        <draw:frame draw:style-name="gr13" draw:text-style-name="P4" draw:layer="layout" svg:width="9.472cm" svg:height="0.547cm" svg:x="5.838cm" svg:y="3.369cm">
          <draw:text-box>
            <text:p text:style-name="P1"><text:span text:style-name="T4">ШАБЛ</text:span><text:span text:style-name="T4">ОН </text:span><text:span text:style-name="T4">ТЕХНИ</text:span><text:span text:style-name="T4">ЧЕСКО</text:span><text:span text:style-name="T4">ГО </text:span><text:span text:style-name="T4">ЗАДАН</text:span><text:span text:style-name="T4">ИЯ </text:span></text:p>
          </draw:text-box>
        </draw:frame>
        <draw:frame draw:style-name="gr14" draw:text-style-name="P2" draw:layer="layout" svg:width="16.008cm" svg:height="0.442cm" svg:x="2.664cm" svg:y="4.212cm">
          <draw:text-box>
            <text:p text:style-name="P1"><text:span text:style-name="T5">МИНИСТЕ</text:span><text:span text:style-name="T5">РСТВО </text:span><text:span text:style-name="T5">НАУКИ И </text:span><text:span text:style-name="T5">ВЫСШЕГ</text:span><text:span text:style-name="T5">О </text:span><text:span text:style-name="T5">ОБРАЗОВ</text:span><text:span text:style-name="T5">АНИЯ </text:span><text:span text:style-name="T5">РОССИЙ</text:span><text:span text:style-name="T5">СКОЙ </text:span><text:span text:style-name="T5">ФЕДЕРАЦ</text:span><text:span text:style-name="T5">ИИ </text:span></text:p>
          </draw:text-box>
        </draw:frame>
        <draw:frame draw:style-name="gr15" draw:text-style-name="P2" draw:layer="layout" svg:width="13.752cm" svg:height="0.442cm" svg:x="4.281cm" svg:y="4.881cm">
          <draw:text-box>
            <text:p text:style-name="P1"><text:span text:style-name="T5">федераль</text:span><text:span text:style-name="T5">ное </text:span><text:span text:style-name="T5">государст</text:span><text:span text:style-name="T5">венное </text:span><text:span text:style-name="T5">бюджетно</text:span><text:span text:style-name="T5">е </text:span><text:span text:style-name="T5">образоват</text:span><text:span text:style-name="T5">ельное </text:span><text:span text:style-name="T5">учрежден</text:span><text:span text:style-name="T5">ие <text:s/></text:span></text:p>
          </draw:text-box>
        </draw:frame>
        <draw:frame draw:style-name="gr16" draw:text-style-name="P2" draw:layer="layout" svg:width="4.163cm" svg:height="0.442cm" svg:x="8.638cm" svg:y="5.329cm">
          <draw:text-box>
            <text:p text:style-name="P1"><text:span text:style-name="T5">высшего </text:span><text:span text:style-name="T5">образован</text:span><text:span text:style-name="T5">ия </text:span></text:p>
          </draw:text-box>
        </draw:frame>
        <draw:frame draw:style-name="gr17" draw:text-style-name="P2" draw:layer="layout" svg:width="13.807cm" svg:height="0.442cm" svg:x="3.747cm" svg:y="5.998cm">
          <draw:text-box>
            <text:p text:style-name="P1"><text:span text:style-name="T5">«УЛЬЯНО</text:span><text:span text:style-name="T5">ВСКИЙ </text:span><text:span text:style-name="T5">ГОСУДАР</text:span><text:span text:style-name="T5">СТВЕННЫ</text:span><text:span text:style-name="T5">Й </text:span><text:span text:style-name="T5">ТЕХНИЧЕ</text:span><text:span text:style-name="T5">СКИЙ </text:span><text:span text:style-name="T5">УНИВЕРС</text:span><text:span text:style-name="T5">ИТЕТ» </text:span></text:p>
          </draw:text-box>
        </draw:frame>
        <draw:frame draw:style-name="gr18" draw:text-style-name="P2" draw:layer="layout" svg:width="10.31cm" svg:height="0.442cm" svg:x="5.47cm" svg:y="6.667cm">
          <draw:text-box>
            <text:p text:style-name="P1"><text:span text:style-name="T5">Кафедра </text:span><text:span text:style-name="T5">«Измерит</text:span><text:span text:style-name="T5">ельно-</text:span><text:span text:style-name="T5">вычислите</text:span><text:span text:style-name="T5">льные </text:span><text:span text:style-name="T5">комплекс</text:span><text:span text:style-name="T5">ы» </text:span></text:p>
          </draw:text-box>
        </draw:frame>
        <draw:frame draw:style-name="gr19" draw:text-style-name="P5" draw:layer="layout" svg:width="0.422cm" svg:height="0.471cm" svg:x="2.503cm" svg:y="7.332cm">
          <draw:text-box>
            <text:p text:style-name="P1"><text:span text:style-name="T6"><text:s/></text:span></text:p>
          </draw:text-box>
        </draw:frame>
        <draw:frame draw:style-name="gr19" draw:text-style-name="P5" draw:layer="layout" svg:width="0.422cm" svg:height="0.471cm" svg:x="2.503cm" svg:y="7.819cm">
          <draw:text-box>
            <text:p text:style-name="P1"><text:span text:style-name="T6"><text:s/></text:span></text:p>
          </draw:text-box>
        </draw:frame>
        <draw:frame draw:style-name="gr20" draw:text-style-name="P6" draw:layer="layout" svg:width="8.096cm" svg:height="0.712cm" svg:x="6.542cm" svg:y="8.74cm">
          <draw:text-box>
            <text:p text:style-name="P1"><text:span text:style-name="T7">ТЕХН</text:span><text:span text:style-name="T7">ИЧЕС</text:span><text:span text:style-name="T7">КОЕ </text:span><text:span text:style-name="T7">ЗАДА</text:span><text:span text:style-name="T7">НИЕ </text:span></text:p>
          </draw:text-box>
        </draw:frame>
        <draw:frame draw:style-name="gr21" draw:text-style-name="P6" draw:layer="layout" svg:width="6.013cm" svg:height="0.712cm" svg:x="7.584cm" svg:y="10.26cm">
          <draw:text-box>
            <text:p text:style-name="P1"><text:span text:style-name="T7">на </text:span><text:span text:style-name="T7">курсов</text:span><text:span text:style-name="T7">ую </text:span><text:span text:style-name="T7">работ</text:span><text:span text:style-name="T7">у </text:span></text:p>
          </draw:text-box>
        </draw:frame>
        <draw:frame draw:style-name="gr22" draw:text-style-name="P6" draw:layer="layout" svg:width="14.793cm" svg:height="0.712cm" svg:x="3.193cm" svg:y="11.78cm">
          <draw:text-box>
            <text:p text:style-name="P1"><text:span text:style-name="T7">по </text:span><text:span text:style-name="T7">дисци</text:span><text:span text:style-name="T7">плине </text:span><text:span text:style-name="T7">«Алго</text:span><text:span text:style-name="T7">ритмы </text:span><text:span text:style-name="T7">и </text:span><text:span text:style-name="T7">структ</text:span><text:span text:style-name="T7">уры </text:span><text:span text:style-name="T7">данны</text:span><text:span text:style-name="T7">х» </text:span></text:p>
          </draw:text-box>
        </draw:frame>
        <draw:polygon draw:style-name="gr23" draw:text-style-name="P7" draw:layer="layout" svg:width="10.467cm" svg:height="0.047cm" svg:x="6.211cm" svg:y="13.937cm" svg:viewBox="0 0 10468 48" draw:points="0,48 10468,48 10468,0 0,0">
          <text:p/>
        </draw:polygon>
        <draw:frame draw:style-name="gr24" draw:text-style-name="P6" draw:layer="layout" svg:width="12.528cm" svg:height="0.712cm" svg:x="4.323cm" svg:y="13.295cm">
          <draw:text-box>
            <text:p text:style-name="P1"><text:span text:style-name="T7">Тема <text:s/></text:span><text:span text:style-name="T7">&lt;по </text:span><text:span text:style-name="T7">распо</text:span><text:span text:style-name="T7">ряжен</text:span><text:span text:style-name="T7">ию по </text:span><text:span text:style-name="T7">факул</text:span><text:span text:style-name="T7">ьтету&gt; </text:span></text:p>
          </draw:text-box>
        </draw:frame>
        <draw:frame draw:style-name="gr25" draw:text-style-name="P4" draw:layer="layout" svg:width="12.685cm" svg:height="0.547cm" svg:x="3.134cm" svg:y="14.386cm">
          <draw:text-box>
            <text:p text:style-name="P1"><text:span text:style-name="T8">Р.020693</text:span><text:span text:style-name="T8">37.23/10</text:span><text:span text:style-name="T8">2-&lt;2-зн. </text:span><text:span text:style-name="T8">номер </text:span><text:span text:style-name="T8">варианта</text:span><text:span text:style-name="T8">&gt; ТЗ-&lt;2-</text:span><text:span text:style-name="T8">зн. </text:span><text:span text:style-name="T8">номер </text:span></text:p>
          </draw:text-box>
        </draw:frame>
        <draw:frame draw:style-name="gr26" draw:text-style-name="P4" draw:layer="layout" svg:width="2.377cm" svg:height="0.547cm" svg:x="9.379cm" svg:y="15.237cm">
          <draw:text-box>
            <text:p text:style-name="P1"><text:span text:style-name="T8">редакци</text:span><text:span text:style-name="T8">и&gt; </text:span></text:p>
          </draw:text-box>
        </draw:frame>
        <draw:frame draw:style-name="gr27" draw:text-style-name="P4" draw:layer="layout" svg:width="8.613cm" svg:height="0.547cm" svg:x="6.266cm" svg:y="16.092cm">
          <draw:text-box>
            <text:p text:style-name="P1"><text:span text:style-name="T8"><text:tab/></text:span><text:span text:style-name="T8"><text:tab/></text:span><text:span text:style-name="T8"><text:tab/></text:span><text:span text:style-name="T8">Листов 4 </text:span></text:p>
          </draw:text-box>
        </draw:frame>
        <draw:frame draw:style-name="gr28" draw:text-style-name="P8" draw:layer="layout" svg:width="0.562cm" svg:height="0.628cm" svg:x="10.5cm" svg:y="16.943cm">
          <draw:text-box>
            <text:p text:style-name="P1"><text:span text:style-name="T9"><text:s/></text:span></text:p>
          </draw:text-box>
        </draw:frame>
        <draw:frame draw:style-name="gr28" draw:text-style-name="P8" draw:layer="layout" svg:width="0.562cm" svg:height="0.628cm" svg:x="10.5cm" svg:y="17.916cm">
          <draw:text-box>
            <text:p text:style-name="P1"><text:span text:style-name="T9"><text:s/></text:span></text:p>
          </draw:text-box>
        </draw:frame>
        <draw:frame draw:style-name="gr29" draw:text-style-name="P5" draw:layer="layout" svg:width="0.422cm" svg:height="0.475cm" svg:x="2.503cm" svg:y="18.889cm">
          <draw:text-box>
            <text:p text:style-name="P1"><text:span text:style-name="T10"><text:s/></text:span></text:p>
          </draw:text-box>
        </draw:frame>
        <draw:frame draw:style-name="gr29" draw:text-style-name="P5" draw:layer="layout" svg:width="0.422cm" svg:height="0.475cm" svg:x="2.503cm" svg:y="19.478cm">
          <draw:text-box>
            <text:p text:style-name="P1"><text:span text:style-name="T10"><text:s/></text:span></text:p>
          </draw:text-box>
        </draw:frame>
        <draw:frame draw:style-name="gr29" draw:text-style-name="P5" draw:layer="layout" svg:width="0.422cm" svg:height="0.475cm" svg:x="2.503cm" svg:y="20.066cm">
          <draw:text-box>
            <text:p text:style-name="P1"><text:span text:style-name="T10"><text:s/></text:span></text:p>
          </draw:text-box>
        </draw:frame>
        <draw:frame draw:style-name="gr30" draw:text-style-name="P5" draw:layer="layout" svg:width="2.83cm" svg:height="0.475cm" svg:x="12.508cm" svg:y="20.655cm">
          <draw:text-box>
            <text:p text:style-name="P1"><text:span text:style-name="T10">Исполнит</text:span><text:span text:style-name="T10">ель: </text:span></text:p>
          </draw:text-box>
        </draw:frame>
        <draw:frame draw:style-name="gr31" draw:text-style-name="P5" draw:layer="layout" svg:width="4.358cm" svg:height="0.475cm" svg:x="12.508cm" svg:y="21.24cm">
          <draw:text-box>
            <text:p text:style-name="P1"><text:span text:style-name="T10">студент </text:span><text:span text:style-name="T10">гр. </text:span><text:span text:style-name="T10">ИСТбд-23 </text:span></text:p>
          </draw:text-box>
        </draw:frame>
        <draw:frame draw:style-name="gr32" draw:text-style-name="P5" draw:layer="layout" svg:width="2.589cm" svg:height="0.475cm" svg:x="12.508cm" svg:y="21.934cm">
          <draw:text-box>
            <text:p text:style-name="P1"><text:span text:style-name="T11">Коняхин.</text:span><text:span text:style-name="T11">Н.С </text:span></text:p>
          </draw:text-box>
        </draw:frame>
        <draw:polygon draw:style-name="gr23" draw:text-style-name="P7" draw:layer="layout" svg:width="1.059cm" svg:height="0.03cm" svg:x="12.744cm" svg:y="22.956cm" svg:viewBox="0 0 1060 31" draw:points="0,31 1060,31 1060,0 0,0">
          <text:p/>
        </draw:polygon>
        <draw:polygon draw:style-name="gr23" draw:text-style-name="P7" draw:layer="layout" svg:width="2.701cm" svg:height="0.03cm" svg:x="14.277cm" svg:y="22.956cm" svg:viewBox="0 0 2702 31" draw:points="0,31 2702,31 2702,0 0,0">
          <text:p/>
        </draw:polygon>
        <draw:frame draw:style-name="gr33" draw:text-style-name="P5" draw:layer="layout" svg:width="7.144cm" svg:height="0.475cm" svg:x="12.508cm" svg:y="22.527cm">
          <draw:text-box>
            <text:p text:style-name="P1"><text:span text:style-name="T10">« <text:s text:c="2"/>17 <text:s text:c="4"/>» </text:span><text:span text:style-name="T10"><text:s text:c="3"/></text:span><text:span text:style-name="T10">сентября <text:s/></text:span><text:span text:style-name="T10"><text:s text:c="10"/></text:span><text:span text:style-name="T10">2024 <text:s/>г. </text:span></text:p>
          </draw:text-box>
        </draw:frame>
        <draw:frame draw:style-name="gr34" draw:text-style-name="P4" draw:layer="layout" svg:width="0.494cm" svg:height="0.556cm" svg:x="2.503cm" svg:y="23.118cm">
          <draw:text-box>
            <text:p text:style-name="P1"><text:span text:style-name="T12"><text:s/></text:span></text:p>
          </draw:text-box>
        </draw:frame>
        <draw:frame draw:style-name="gr29" draw:text-style-name="P5" draw:layer="layout" svg:width="0.422cm" svg:height="0.475cm" svg:x="2.503cm" svg:y="23.801cm">
          <draw:text-box>
            <text:p text:style-name="P1"><text:span text:style-name="T10"><text:s/></text:span></text:p>
          </draw:text-box>
        </draw:frame>
        <draw:frame draw:style-name="gr29" draw:text-style-name="P5" draw:layer="layout" svg:width="0.422cm" svg:height="0.475cm" svg:x="2.503cm" svg:y="24.288cm">
          <draw:text-box>
            <text:p text:style-name="P1"><text:span text:style-name="T10"><text:s/></text:span></text:p>
          </draw:text-box>
        </draw:frame>
        <draw:frame draw:style-name="gr29" draw:text-style-name="P5" draw:layer="layout" svg:width="0.422cm" svg:height="0.475cm" svg:x="2.503cm" svg:y="24.881cm">
          <draw:text-box>
            <text:p text:style-name="P1"><text:span text:style-name="T13"><text:s/></text:span></text:p>
          </draw:text-box>
        </draw:frame>
        <draw:frame draw:style-name="gr35" draw:text-style-name="P5" draw:layer="layout" svg:width="1.06cm" svg:height="0.475cm" svg:x="9.937cm" svg:y="25.473cm">
          <draw:text-box>
            <text:p text:style-name="P1"><text:span text:style-name="T10">2024 </text:span></text:p>
          </draw:text-box>
        </draw:frame>
        <draw:frame draw:style-name="gr36" draw:text-style-name="P4" draw:layer="layout" svg:width="0.494cm" svg:height="0.547cm" svg:x="2.503cm" svg:y="25.97cm">
          <draw:text-box>
            <text:p text:style-name="P1"><text:span text:style-name="T4"><text:s/></text:span></text:p>
          </draw:text-box>
        </draw:frame>
        <draw:frame draw:style-name="gr36" draw:text-style-name="P4" draw:layer="layout" svg:width="0.494cm" svg:height="0.547cm" svg:x="7.584cm" svg:y="25.97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49">
        <draw:frame draw:style-name="gr1" draw:text-style-name="P2" draw:layer="layout" svg:width="0.493cm" svg:height="0.437cm" svg:x="10.306cm" svg:y="27.538cm">
          <draw:text-box>
            <text:p text:style-name="P1"><text:span text:style-name="T1">82 </text:span></text:p>
          </draw:text-box>
        </draw:frame>
        <draw:frame draw:style-name="gr3" draw:text-style-name="P2" draw:layer="layout" svg:width="0.388cm" svg:height="0.534cm" svg:x="2.503cm" svg:y="27.93cm">
          <draw:text-box>
            <text:p text:style-name="P1"><text:span text:style-name="T2"><text:s/></text:span></text:p>
          </draw:text-box>
        </draw:frame>
        <draw:frame draw:style-name="gr37" draw:text-style-name="P4" draw:layer="layout" svg:width="4.68cm" svg:height="0.547cm" svg:x="13.96cm" svg:y="2.505cm">
          <draw:text-box>
            <text:p text:style-name="P1"><text:span text:style-name="T14">Продолж</text:span><text:span text:style-name="T14">ение </text:span><text:span text:style-name="T14">прил. 3 </text:span></text:p>
          </draw:text-box>
        </draw:frame>
        <draw:frame draw:style-name="gr38" draw:text-style-name="P9" draw:layer="layout" svg:width="2.72cm" svg:height="0.589cm" svg:x="3.502cm" svg:y="3.501cm">
          <draw:text-box>
            <text:p text:style-name="P1"><text:span text:style-name="T15">Введен</text:span><text:span text:style-name="T15">ие </text:span></text:p>
          </draw:text-box>
        </draw:frame>
        <draw:frame draw:style-name="gr39" draw:text-style-name="P4" draw:layer="layout" svg:width="14.15cm" svg:height="0.547cm" svg:x="3.502cm" svg:y="4.322cm">
          <draw:text-box>
            <text:p text:style-name="P1"><text:span text:style-name="T8">Приложе</text:span><text:span text:style-name="T8">ние </text:span><text:span text:style-name="T8">OrdersCh</text:span><text:span text:style-name="T8">ecker </text:span><text:span text:style-name="T8">создано </text:span><text:span text:style-name="T8">для </text:span><text:span text:style-name="T8">удобног</text:span><text:span text:style-name="T8">о </text:span><text:span text:style-name="T8">просмот</text:span><text:span text:style-name="T8">ра всех <text:s/></text:span></text:p>
          </draw:text-box>
        </draw:frame>
        <draw:frame draw:style-name="gr40" draw:text-style-name="P4" draw:layer="layout" svg:width="17.862cm" svg:height="0.547cm" svg:x="2.503cm" svg:y="4.889cm">
          <draw:text-box>
            <text:p text:style-name="P1"><text:span text:style-name="T8">Существ</text:span><text:span text:style-name="T8">ующих </text:span><text:span text:style-name="T8">заказов в </text:span><text:span text:style-name="T8">табличн</text:span><text:span text:style-name="T8">ом </text:span><text:span text:style-name="T8">формате </text:span><text:span text:style-name="T8">из CSV </text:span><text:span text:style-name="T8">файла. </text:span><text:span text:style-name="T8">Програм</text:span><text:span text:style-name="T8">ма </text:span><text:span text:style-name="T8">позволяе</text:span><text:span text:style-name="T8">т <text:s/></text:span></text:p>
          </draw:text-box>
        </draw:frame>
        <draw:frame draw:style-name="gr41" draw:text-style-name="P4" draw:layer="layout" svg:width="18.121cm" svg:height="0.547cm" svg:x="2.55cm" svg:y="5.5cm">
          <draw:text-box>
            <text:p text:style-name="P1"><text:span text:style-name="T8">узнать </text:span><text:span text:style-name="T8">сколько </text:span><text:span text:style-name="T8">заказов </text:span><text:span text:style-name="T8">приходи</text:span><text:span text:style-name="T8">ться на </text:span><text:span text:style-name="T8">одного </text:span><text:span text:style-name="T8">заказчик</text:span><text:span text:style-name="T8">а или </text:span><text:span text:style-name="T8">рабочего</text:span><text:span text:style-name="T8">, </text:span><text:span text:style-name="T8">предоста</text:span><text:span text:style-name="T8">вляя </text:span></text:p>
          </draw:text-box>
        </draw:frame>
        <draw:frame draw:style-name="gr42" draw:text-style-name="P10" draw:layer="layout" svg:width="8.133cm" svg:height="0.589cm" svg:x="3.3cm" svg:y="7.015cm">
          <draw:text-box>
            <text:p text:style-name="P1"><text:span text:style-name="T15">1. </text:span><text:span text:style-name="T15">Основа</text:span><text:span text:style-name="T15">ния </text:span><text:span text:style-name="T15">для </text:span><text:span text:style-name="T15">разраб</text:span><text:span text:style-name="T15">отки </text:span></text:p>
          </draw:text-box>
        </draw:frame>
        <draw:frame draw:style-name="gr36" draw:text-style-name="P4" draw:layer="layout" svg:width="0.494cm" svg:height="0.547cm" svg:x="3.502cm" svg:y="7.836cm">
          <draw:text-box>
            <text:p text:style-name="P1"><text:span text:style-name="T8">В </text:span></text:p>
          </draw:text-box>
        </draw:frame>
        <draw:frame draw:style-name="gr43" draw:text-style-name="P4" draw:layer="layout" svg:width="1.945cm" svg:height="0.547cm" svg:x="4.141cm" svg:y="7.836cm">
          <draw:text-box>
            <text:p text:style-name="P1"><text:span text:style-name="T8">качестве </text:span></text:p>
          </draw:text-box>
        </draw:frame>
        <draw:frame draw:style-name="gr44" draw:text-style-name="P4" draw:layer="layout" svg:width="2.352cm" svg:height="0.547cm" svg:x="6.265cm" svg:y="7.836cm">
          <draw:text-box>
            <text:p text:style-name="P1"><text:span text:style-name="T8">основан</text:span><text:span text:style-name="T8">ий </text:span></text:p>
          </draw:text-box>
        </draw:frame>
        <draw:frame draw:style-name="gr45" draw:text-style-name="P4" draw:layer="layout" svg:width="0.849cm" svg:height="0.547cm" svg:x="8.797cm" svg:y="7.836cm">
          <draw:text-box>
            <text:p text:style-name="P1"><text:span text:style-name="T8">для </text:span></text:p>
          </draw:text-box>
        </draw:frame>
        <draw:frame draw:style-name="gr46" draw:text-style-name="P4" draw:layer="layout" svg:width="2.474cm" svg:height="0.547cm" svg:x="9.833cm" svg:y="7.836cm">
          <draw:text-box>
            <text:p text:style-name="P1"><text:span text:style-name="T8">разработ</text:span><text:span text:style-name="T8">ки </text:span></text:p>
          </draw:text-box>
        </draw:frame>
        <draw:frame draw:style-name="gr47" draw:text-style-name="P4" draw:layer="layout" svg:width="2.699cm" svg:height="0.547cm" svg:x="12.486cm" svg:y="7.836cm">
          <draw:text-box>
            <text:p text:style-name="P1"><text:span text:style-name="T8">указывае</text:span><text:span text:style-name="T8">тся </text:span></text:p>
          </draw:text-box>
        </draw:frame>
        <draw:frame draw:style-name="gr48" draw:text-style-name="P4" draw:layer="layout" svg:width="1.954cm" svg:height="0.547cm" svg:x="15.364cm" svg:y="7.836cm">
          <draw:text-box>
            <text:p text:style-name="P1"><text:span text:style-name="T8">учебный </text:span></text:p>
          </draw:text-box>
        </draw:frame>
        <draw:frame draw:style-name="gr49" draw:text-style-name="P4" draw:layer="layout" svg:width="1.12cm" svg:height="0.547cm" svg:x="17.495cm" svg:y="7.836cm">
          <draw:text-box>
            <text:p text:style-name="P1"><text:span text:style-name="T8">план </text:span></text:p>
          </draw:text-box>
        </draw:frame>
        <draw:frame draw:style-name="gr50" draw:text-style-name="P4" draw:layer="layout" svg:width="2.8cm" svg:height="0.547cm" svg:x="2.503cm" svg:y="8.403cm">
          <draw:text-box>
            <text:p text:style-name="P1"><text:span text:style-name="T8">направле</text:span><text:span text:style-name="T8">ния </text:span></text:p>
          </draw:text-box>
        </draw:frame>
        <draw:frame draw:style-name="gr51" draw:text-style-name="P4" draw:layer="layout" svg:width="1.856cm" svg:height="0.547cm" svg:x="5.594cm" svg:y="8.403cm">
          <draw:text-box>
            <text:p text:style-name="P1"><text:span text:style-name="T8">09.03.02 </text:span></text:p>
          </draw:text-box>
        </draw:frame>
        <draw:frame draw:style-name="gr52" draw:text-style-name="P4" draw:layer="layout" svg:width="4.206cm" svg:height="0.547cm" svg:x="7.749cm" svg:y="8.403cm">
          <draw:text-box>
            <text:p text:style-name="P1"><text:span text:style-name="T8">«Инфор</text:span><text:span text:style-name="T8">мационн</text:span><text:span text:style-name="T8">ые </text:span></text:p>
          </draw:text-box>
        </draw:frame>
        <draw:frame draw:style-name="gr53" draw:text-style-name="P4" draw:layer="layout" svg:width="1.911cm" svg:height="0.547cm" svg:x="12.242cm" svg:y="8.403cm">
          <draw:text-box>
            <text:p text:style-name="P1"><text:span text:style-name="T8">системы </text:span></text:p>
          </draw:text-box>
        </draw:frame>
        <draw:frame draw:style-name="gr36" draw:text-style-name="P4" draw:layer="layout" svg:width="0.494cm" svg:height="0.547cm" svg:x="14.446cm" svg:y="8.403cm">
          <draw:text-box>
            <text:p text:style-name="P1"><text:span text:style-name="T8">и </text:span></text:p>
          </draw:text-box>
        </draw:frame>
        <draw:frame draw:style-name="gr54" draw:text-style-name="P4" draw:layer="layout" svg:width="2.796cm" svg:height="0.547cm" svg:x="15.135cm" svg:y="8.403cm">
          <draw:text-box>
            <text:p text:style-name="P1"><text:span text:style-name="T8">технолог</text:span><text:span text:style-name="T8">ии» </text:span></text:p>
          </draw:text-box>
        </draw:frame>
        <draw:frame draw:style-name="gr36" draw:text-style-name="P4" draw:layer="layout" svg:width="0.494cm" svg:height="0.547cm" svg:x="18.223cm" svg:y="8.403cm">
          <draw:text-box>
            <text:p text:style-name="P1"><text:span text:style-name="T8">и </text:span></text:p>
          </draw:text-box>
        </draw:frame>
        <draw:frame draw:style-name="gr55" draw:text-style-name="P4" draw:layer="layout" svg:width="6.399cm" svg:height="0.547cm" svg:x="2.503cm" svg:y="8.971cm">
          <draw:text-box>
            <text:p text:style-name="P1"><text:span text:style-name="T8">распоря</text:span><text:span text:style-name="T8">жение по </text:span><text:span text:style-name="T8">факульте</text:span><text:span text:style-name="T8">ту. </text:span></text:p>
          </draw:text-box>
        </draw:frame>
        <draw:frame draw:style-name="gr56" draw:text-style-name="P9" draw:layer="layout" svg:width="15.013cm" svg:height="0.589cm" svg:x="3.502cm" svg:y="9.967cm">
          <draw:text-box>
            <text:p text:style-name="P1"><text:span text:style-name="T15">2. </text:span><text:span text:style-name="T15">Требов</text:span><text:span text:style-name="T15">ания к </text:span><text:span text:style-name="T15">програ</text:span><text:span text:style-name="T15">мме </text:span><text:span text:style-name="T15">или </text:span><text:span text:style-name="T15">програ</text:span><text:span text:style-name="T15">ммном</text:span><text:span text:style-name="T15">у </text:span><text:span text:style-name="T15">издели</text:span><text:span text:style-name="T15">ю </text:span></text:p>
          </draw:text-box>
        </draw:frame>
        <draw:frame draw:style-name="gr57" draw:text-style-name="P11" draw:layer="layout" svg:width="8.02cm" svg:height="0.535cm" svg:x="3.502cm" svg:y="10.783cm">
          <draw:text-box>
            <text:p text:style-name="P1"><text:span text:style-name="T16">2.1. </text:span><text:span text:style-name="T16">Функци</text:span><text:span text:style-name="T16">ональн</text:span><text:span text:style-name="T16">ое </text:span><text:span text:style-name="T16">назначе</text:span><text:span text:style-name="T16">ние </text:span></text:p>
          </draw:text-box>
        </draw:frame>
        <draw:frame draw:style-name="gr58" draw:text-style-name="P12" draw:layer="layout" svg:width="16.91cm" svg:height="2.185cm" svg:x="3.452cm" svg:y="11.361cm">
          <draw:text-box>
            <text:p text:style-name="P1"><text:span text:style-name="T8">Требуетс</text:span><text:span text:style-name="T8">я </text:span><text:span text:style-name="T8">разработ</text:span><text:span text:style-name="T8">ать </text:span><text:span text:style-name="T8">однопол</text:span><text:span text:style-name="T8">ьзовател</text:span><text:span text:style-name="T8">ьское </text:span><text:span text:style-name="T8">десктопн</text:span><text:span text:style-name="T8">ое </text:span><text:span text:style-name="T8">приложе</text:span><text:span text:style-name="T8">ние,</text:span></text:p>
            <text:p text:style-name="P1"><text:span text:style-name="T8">которое </text:span><text:span text:style-name="T8">способн</text:span><text:span text:style-name="T8">о </text:span><text:span text:style-name="T8">сегменти</text:span><text:span text:style-name="T8">ровать </text:span><text:span text:style-name="T8">договор</text:span><text:span text:style-name="T8">ы по </text:span><text:span text:style-name="T8">заказчик</text:span><text:span text:style-name="T8">ам и </text:span><text:span text:style-name="T8">рабочим,</text:span></text:p>
            <text:p text:style-name="P1"><text:span text:style-name="T8"><text:s/></text:span><text:span text:style-name="T8">предоста</text:span><text:span text:style-name="T8">вляет </text:span><text:span text:style-name="T8">данные </text:span><text:span text:style-name="T8">об </text:span><text:span text:style-name="T8">распреде</text:span><text:span text:style-name="T8">лении </text:span><text:span text:style-name="T8">заказов в </text:span><text:span text:style-name="T8">виде </text:span><text:span text:style-name="T8">круговой </text:span><text:span text:style-name="T8">диаграм</text:span><text:span text:style-name="T8">мы <text:s text:c="3"/></text:span></text:p>
            <text:p text:style-name="P1"><text:span text:style-name="T8"><text:s text:c="2"/></text:span></text:p>
          </draw:text-box>
        </draw:frame>
        <draw:frame draw:style-name="gr59" draw:text-style-name="P11" draw:layer="layout" svg:width="12.931cm" svg:height="0.535cm" svg:x="3.55cm" svg:y="13cm">
          <draw:text-box>
            <text:p text:style-name="P1"><text:span text:style-name="T16">2.2. </text:span><text:span text:style-name="T16">Требов</text:span><text:span text:style-name="T16">ания к </text:span><text:span text:style-name="T16">функци</text:span><text:span text:style-name="T16">ональн</text:span><text:span text:style-name="T16">ым </text:span><text:span text:style-name="T16">характе</text:span><text:span text:style-name="T16">ристика</text:span><text:span text:style-name="T16">м </text:span></text:p>
          </draw:text-box>
        </draw:frame>
        <draw:frame draw:style-name="gr60" draw:text-style-name="P4" draw:layer="layout" svg:width="9.828cm" svg:height="0.556cm" svg:x="3.472cm" svg:y="13.75cm">
          <draw:text-box>
            <text:p text:style-name="P1"><text:span text:style-name="T17">2.2.1 </text:span><text:span text:style-name="T17">Требова</text:span><text:span text:style-name="T17">ния к </text:span><text:span text:style-name="T17">структу</text:span><text:span text:style-name="T17">ре </text:span><text:span text:style-name="T17">прилож</text:span><text:span text:style-name="T17">ения </text:span></text:p>
          </draw:text-box>
        </draw:frame>
        <draw:frame draw:style-name="gr61" draw:text-style-name="P12" draw:layer="layout" svg:width="15.991cm" svg:height="1.75cm" svg:x="3.55cm" svg:y="14.25cm">
          <draw:text-box>
            <text:p text:style-name="P1"><text:span text:style-name="T8">Для </text:span><text:span text:style-name="T8">работы </text:span><text:span text:style-name="T8">програм</text:span><text:span text:style-name="T8">мы </text:span><text:span text:style-name="T8">требуетс</text:span><text:span text:style-name="T8">я два </text:span><text:span text:style-name="T8">файла: </text:span><text:span text:style-name="T8">первый </text:span><text:span text:style-name="T8">это </text:span><text:span text:style-name="T8">исходны</text:span><text:span text:style-name="T8">й код </text:span></text:p>
            <text:p text:style-name="P1"><text:span text:style-name="T8">програм</text:span><text:span text:style-name="T8">мы ,втор</text:span><text:span text:style-name="T8">ой файл </text:span><text:span text:style-name="T8">формата </text:span><text:span text:style-name="T8">CSV </text:span><text:span text:style-name="T8">содержа</text:span><text:span text:style-name="T8">щий </text:span><text:span text:style-name="T8">информа</text:span><text:span text:style-name="T8">цию о </text:span><text:span text:style-name="T8">заказах</text:span></text:p>
            <text:p text:style-name="P1"><text:span text:style-name="T8">Данные </text:span><text:span text:style-name="T8">о заказе </text:span><text:span text:style-name="T8">разделя</text:span><text:span text:style-name="T8">ются </text:span><text:span text:style-name="T8">запятой ,</text:span><text:span text:style-name="T8">а заказы </text:span><text:span text:style-name="T8">новой </text:span><text:span text:style-name="T8">строкой</text:span></text:p>
          </draw:text-box>
        </draw:frame>
        <draw:frame draw:style-name="gr36" draw:text-style-name="P4" draw:layer="layout" svg:width="0.494cm" svg:height="0.547cm" svg:x="3.502cm" svg:y="26.219cm">
          <draw:text-box>
            <text:p text:style-name="P1"><text:span text:style-name="T8"><text:s/></text:span></text:p>
          </draw:text-box>
        </draw:frame>
        <draw:frame draw:style-name="gr62" draw:text-style-name="P13" draw:layer="layout" svg:width="17.649cm" svg:height="0.547cm" svg:x="2.352cm" svg:y="6.25cm">
          <draw:text-box>
            <text:p><text:span text:style-name="T8"><text:s/></text:span><text:span text:style-name="T8">Информ</text:span><text:span text:style-name="T8">ацию в </text:span><text:span text:style-name="T8">виде </text:span><text:span text:style-name="T8">таблицы </text:span><text:span text:style-name="T8">и </text:span><text:span text:style-name="T8">круговой </text:span><text:span text:style-name="T8">диаграм</text:span><text:span text:style-name="T8">мы <text:s/></text:span></text:p>
          </draw:text-box>
        </draw:frame>
        <draw:frame draw:style-name="gr63" draw:text-style-name="P15" draw:layer="layout" svg:width="16.5cm" svg:height="0.628cm" svg:x="3.3cm" svg:y="16cm">
          <draw:text-box>
            <text:p text:style-name="P14"><text:span text:style-name="T18">2.2.2 </text:span><text:span text:style-name="T18">Требова</text:span><text:span text:style-name="T18">ния к </text:span><text:span text:style-name="T18">составу </text:span><text:span text:style-name="T18">функци</text:span><text:span text:style-name="T18">й </text:span><text:span text:style-name="T18">прилож</text:span><text:span text:style-name="T18">ения</text:span></text:p>
          </draw:text-box>
        </draw:frame>
        <draw:frame draw:style-name="gr64" draw:text-style-name="P17" draw:layer="layout" svg:width="16cm" svg:height="5.644cm" svg:x="3.3cm" svg:y="16.75cm">
          <draw:text-box>
            <text:p text:style-name="P16">Самые важные функции приложения это предоставление информации о заказах и сегментация данных .Информация о заказах предоставляется в табличном виде в которой есть четыре колонки с номером заказа ,телефоном заказчика, именем заказчика и рабочего. Функция сегментации предоставлена в виде поиска интересующего заказа и круговой диаграммы .Поиск производиться по имени заказчика или рабочего на диаграмме разными цветами демонстрируется какое количество заказов принадлежит рабочему или заказчику. </text:p>
          </draw:text-box>
        </draw:frame>
        <draw:frame draw:style-name="gr65" draw:text-style-name="P15" draw:layer="layout" svg:width="15cm" svg:height="1.169cm" svg:x="3.3cm" svg:y="22.25cm">
          <draw:text-box>
            <text:p text:style-name="P14"><text:span text:style-name="T18">2.2.3 </text:span><text:span text:style-name="T18">Требова</text:span><text:span text:style-name="T18">ния к </text:span><text:span text:style-name="T18">организ</text:span><text:span text:style-name="T18">ации </text:span><text:span text:style-name="T18">информ</text:span><text:span text:style-name="T18">ационн</text:span><text:span text:style-name="T18">ого </text:span><text:span text:style-name="T18">обеспеч</text:span><text:span text:style-name="T18">ения, </text:span><text:span text:style-name="T18">входны</text:span><text:span text:style-name="T18">х и </text:span><text:span text:style-name="T18">выходн</text:span><text:span text:style-name="T18">ых </text:span><text:span text:style-name="T18">данных</text:span></text:p>
          </draw:text-box>
        </draw:frame>
        <draw:frame draw:style-name="gr66" draw:text-style-name="P13" draw:layer="layout" svg:width="16cm" svg:height="4.75cm" svg:x="3.3cm" svg:y="23.75cm">
          <draw:text-box>
            <text:p>CSV файл обязательно должен находиться в одной папке с файлом исходного кода. В самом файле информация о заказе должна содержать четыре атрибута номер заказа и заказчика ,имя заказчика и рабочего каждый атрибут разделяется запятой.</text:p>
          </draw:text-box>
        </draw:frame>
        <officeooo:annotation svg:x="0cm" svg:y="0cm">
          <dc:date>2024-09-17T16:13:54</dc:date>
          <text:p/>
        </officeooo:annotation>
      </draw:page>
      <draw:page draw:name="page3" draw:style-name="dp1" draw:master-page-name="master-page49">
        <draw:frame draw:style-name="gr67" draw:text-style-name="P13" draw:layer="layout" svg:width="15.25cm" svg:height="3.505cm" svg:x="3.3cm" svg:y="3cm">
          <draw:text-box>
            <text:p><text:span text:style-name="T18">2.3. </text:span><text:span text:style-name="T18">Требова</text:span><text:span text:style-name="T18">ния к </text:span><text:span text:style-name="T18">надежн</text:span><text:span text:style-name="T18">ости</text:span></text:p>
            <text:p/>
            <text:p>Файл содержащий информацию о заказ обязательно должен иметь расширение CSV и название Orders , находиться в одной папке с исходным кодом.Если же было нарушено одно из условий программа не будет работать.</text:p>
          </draw:text-box>
        </draw:frame>
        <draw:frame draw:style-name="gr68" draw:text-style-name="P13" draw:layer="layout" svg:width="16cm" svg:height="18.689cm" svg:x="3.3cm" svg:y="7.061cm">
          <draw:text-box>
            <text:p><text:span text:style-name="T18">2.4. </text:span><text:span text:style-name="T18">Требова</text:span><text:span text:style-name="T18">ния к </text:span><text:span text:style-name="T18">информ</text:span><text:span text:style-name="T18">ационн</text:span><text:span text:style-name="T18">ой и </text:span><text:span text:style-name="T18">програ</text:span><text:span text:style-name="T18">ммной </text:span><text:span text:style-name="T18">совмест</text:span><text:span text:style-name="T18">имости</text:span></text:p>
            <text:p><text:span text:style-name="T18"/></text:p>
            <text:p><text:span text:style-name="T19">Совмест</text:span><text:span text:style-name="T19">им с ОС </text:span><text:span text:style-name="T19">Window</text:span><text:span text:style-name="T19">s 7,10 </text:span><text:span text:style-name="T19">Linux , </text:span><text:span text:style-name="T19">Mac. </text:span><text:span text:style-name="T19">Версия </text:span><text:span text:style-name="T19">языка </text:span><text:span text:style-name="T19">Python </text:span><text:span text:style-name="T19">3.7 и </text:span><text:span text:style-name="T19">выше </text:span></text:p>
            <text:p/>
            <text:p><text:span text:style-name="T18">2.5. </text:span><text:span text:style-name="T18">Требова</text:span><text:span text:style-name="T18">ния к </text:span><text:span text:style-name="T18">маркир</text:span><text:span text:style-name="T18">овке и </text:span><text:span text:style-name="T18">упаков</text:span><text:span text:style-name="T18">ке</text:span></text:p>
            <text:p>Определяются заданием на курсовую работу</text:p>
            <text:p/>
            <text:p><text:span text:style-name="T18">2.6. </text:span><text:span text:style-name="T18">Требова</text:span><text:span text:style-name="T18">ния к </text:span><text:span text:style-name="T18">транспо</text:span><text:span text:style-name="T18">ртирова</text:span><text:span text:style-name="T18">нию и </text:span><text:span text:style-name="T18">хранени</text:span><text:span text:style-name="T18">ю</text:span></text:p>
            <text:p><text:span text:style-name="T18">2.6.1 </text:span><text:span text:style-name="T18">Услови</text:span><text:span text:style-name="T18">я </text:span><text:span text:style-name="T18">транспо</text:span><text:span text:style-name="T18">ртирова</text:span><text:span text:style-name="T18">ния</text:span></text:p>
            <text:p>Требования к условиям транспортирования не</text:p>
            <text:p>Предъявляются</text:p>
            <text:p/>
            <text:p><text:span text:style-name="T18">2.6.2 </text:span><text:span text:style-name="T18">Услови</text:span><text:span text:style-name="T18">я </text:span><text:span text:style-name="T18">хранени</text:span><text:span text:style-name="T18">я</text:span></text:p>
            <text:p>Обеспечение свободного доступа к проекту в</text:p>
            <text:p>репозитории до окончания срока учебы</text:p>
            <text:p/>
            <text:p><text:span text:style-name="T18">2.6.3 </text:span><text:span text:style-name="T18">Сроки </text:span><text:span text:style-name="T18">хранени</text:span><text:span text:style-name="T18">я</text:span></text:p>
            <text:p>Срок хранения – до окончания срока учебы</text:p>
            <text:p/>
            <text:p><text:span text:style-name="T18">3. </text:span><text:span text:style-name="T18">Требова</text:span><text:span text:style-name="T18">ния к </text:span><text:span text:style-name="T18">програ</text:span><text:span text:style-name="T18">ммной </text:span><text:span text:style-name="T18">докуме</text:span><text:span text:style-name="T18">нтации</text:span></text:p>
            <text:p>Определяются заданием на курсовую работу</text:p>
            <text:p/>
            <text:p><text:span text:style-name="T18">4. </text:span><text:span text:style-name="T18">Стадии </text:span><text:span text:style-name="T18">и этапы </text:span><text:span text:style-name="T18">разрабо</text:span><text:span text:style-name="T18">тки</text:span></text:p>
            <text:p>Определяются заданием на курсовую работу</text:p>
            <text:p/>
            <text:p><text:span text:style-name="T18">5. </text:span><text:span text:style-name="T18">Порядо</text:span><text:span text:style-name="T18">к </text:span><text:span text:style-name="T18">контро</text:span><text:span text:style-name="T18">ля и </text:span><text:span text:style-name="T18">приемк</text:span><text:span text:style-name="T18">и</text:span></text:p>
            <text:p>Определяются заданием на курсовую работу</text:p>
            <text:p/>
            <text:p/>
            <text:p/>
          </draw:text-box>
        </draw:frame>
      </draw:page>
      <draw:page draw:name="page4" draw:style-name="dp1" draw:master-page-name="master-page49">
        <draw:frame draw:style-name="gr1" draw:text-style-name="P2" draw:layer="layout" svg:width="0.493cm" svg:height="0.437cm" svg:x="10.306cm" svg:y="27.538cm">
          <draw:text-box>
            <text:p text:style-name="P1"><text:span text:style-name="T1">83 </text:span></text:p>
          </draw:text-box>
        </draw:frame>
        <draw:frame draw:style-name="gr3" draw:text-style-name="P2" draw:layer="layout" svg:width="0.388cm" svg:height="0.534cm" svg:x="2.503cm" svg:y="27.93cm">
          <draw:text-box>
            <text:p text:style-name="P1"><text:span text:style-name="T2"><text:s/></text:span></text:p>
          </draw:text-box>
        </draw:frame>
        <draw:frame draw:style-name="gr69" draw:text-style-name="P4" draw:layer="layout" svg:width="3.973cm" svg:height="0.547cm" svg:x="14.663cm" svg:y="2.509cm">
          <draw:text-box>
            <text:p text:style-name="P1"><text:span text:style-name="T8">Окончан</text:span><text:span text:style-name="T8">ие </text:span><text:span text:style-name="T8">прил.3 </text:span></text:p>
          </draw:text-box>
        </draw:frame>
        <draw:frame draw:style-name="gr70" draw:text-style-name="P11" draw:layer="layout" svg:width="9.972cm" svg:height="0.535cm" svg:x="3.502cm" svg:y="3.289cm">
          <draw:text-box>
            <text:p text:style-name="P1"><text:span text:style-name="T16">2.5. </text:span><text:span text:style-name="T16">Требов</text:span><text:span text:style-name="T16">ания к </text:span><text:span text:style-name="T16">маркир</text:span><text:span text:style-name="T16">овке и </text:span><text:span text:style-name="T16">упаковк</text:span><text:span text:style-name="T16">е </text:span></text:p>
          </draw:text-box>
        </draw:frame>
        <draw:frame draw:style-name="gr71" draw:text-style-name="P4" draw:layer="layout" svg:width="14.937cm" svg:height="0.547cm" svg:x="3.502cm" svg:y="3.941cm">
          <draw:text-box>
            <text:p text:style-name="P1"><text:span text:style-name="T8">Огранич</text:span><text:span text:style-name="T8">иться </text:span><text:span text:style-name="T8">фразой </text:span><text:span text:style-name="T8">«Опреде</text:span><text:span text:style-name="T8">ляются </text:span><text:span text:style-name="T8">заданием </text:span><text:span text:style-name="T8">на </text:span><text:span text:style-name="T8">курсову</text:span><text:span text:style-name="T8">ю </text:span><text:span text:style-name="T8">работу». </text:span></text:p>
          </draw:text-box>
        </draw:frame>
        <draw:frame draw:style-name="gr72" draw:text-style-name="P11" draw:layer="layout" svg:width="12.245cm" svg:height="0.535cm" svg:x="3.502cm" svg:y="4.724cm">
          <draw:text-box>
            <text:p text:style-name="P1"><text:span text:style-name="T16">2.6. Требования к </text:span><text:span text:style-name="T16">транспортированию и </text:span><text:span text:style-name="T16">хранению </text:span></text:p>
          </draw:text-box>
        </draw:frame>
        <draw:frame draw:style-name="gr73" draw:text-style-name="P4" draw:layer="layout" svg:width="7.978cm" svg:height="0.556cm" svg:x="3.502cm" svg:y="5.483cm">
          <draw:text-box>
            <text:p text:style-name="P1"><text:span text:style-name="T17">2.6.1 Условия </text:span><text:span text:style-name="T17">транспортирования </text:span></text:p>
          </draw:text-box>
        </draw:frame>
        <draw:frame draw:style-name="gr74" draw:text-style-name="P4" draw:layer="layout" svg:width="14.899cm" svg:height="0.547cm" svg:x="3.502cm" svg:y="6.155cm">
          <draw:text-box>
            <text:p text:style-name="P1"><text:span text:style-name="T8">О</text:span><text:span text:style-name="T8">г</text:span><text:span text:style-name="T8">р</text:span><text:span text:style-name="T8">а</text:span><text:span text:style-name="T8">н</text:span><text:span text:style-name="T8">и</text:span><text:span text:style-name="T8">ч</text:span><text:span text:style-name="T8">и</text:span><text:span text:style-name="T8">т</text:span><text:span text:style-name="T8">ь</text:span><text:span text:style-name="T8">с</text:span><text:span text:style-name="T8">я</text:span><text:span text:style-name="T8"> </text:span><text:span text:style-name="T8">ф</text:span><text:span text:style-name="T8">р</text:span><text:span text:style-name="T8">а</text:span><text:span text:style-name="T8">з</text:span><text:span text:style-name="T8">о</text:span><text:span text:style-name="T8">й</text:span><text:span text:style-name="T8"> </text:span><text:span text:style-name="T8">«</text:span><text:span text:style-name="T8">Т</text:span><text:span text:style-name="T8">р</text:span><text:span text:style-name="T8">е</text:span><text:span text:style-name="T8">б</text:span><text:span text:style-name="T8">о</text:span><text:span text:style-name="T8">в</text:span><text:span text:style-name="T8">а</text:span><text:span text:style-name="T8">н</text:span><text:span text:style-name="T8">и</text:span><text:span text:style-name="T8">я</text:span><text:span text:style-name="T8"> </text:span><text:span text:style-name="T8">к</text:span><text:span text:style-name="T8"> </text:span><text:span text:style-name="T8">у</text:span><text:span text:style-name="T8">с</text:span><text:span text:style-name="T8">л</text:span><text:span text:style-name="T8">о</text:span><text:span text:style-name="T8">в</text:span><text:span text:style-name="T8">и</text:span><text:span text:style-name="T8">я</text:span><text:span text:style-name="T8">м</text:span><text:span text:style-name="T8"> </text:span><text:span text:style-name="T8">т</text:span><text:span text:style-name="T8">р</text:span><text:span text:style-name="T8">а</text:span><text:span text:style-name="T8">н</text:span><text:span text:style-name="T8">с</text:span><text:span text:style-name="T8">п</text:span><text:span text:style-name="T8">о</text:span><text:span text:style-name="T8">р</text:span><text:span text:style-name="T8">т</text:span><text:span text:style-name="T8">и</text:span><text:span text:style-name="T8">р</text:span><text:span text:style-name="T8">о</text:span><text:span text:style-name="T8">в</text:span><text:span text:style-name="T8">а</text:span><text:span text:style-name="T8">н</text:span><text:span text:style-name="T8">и</text:span><text:span text:style-name="T8">я</text:span><text:span text:style-name="T8"> </text:span><text:span text:style-name="T8">н</text:span><text:span text:style-name="T8">е</text:span><text:span text:style-name="T8"> </text:span></text:p>
          </draw:text-box>
        </draw:frame>
        <draw:frame draw:style-name="gr75" draw:text-style-name="P4" draw:layer="layout" svg:width="3.706cm" svg:height="0.547cm" svg:x="2.503cm" svg:y="6.722cm">
          <draw:text-box>
            <text:p text:style-name="P1"><text:span text:style-name="T8">предъявляются». </text:span></text:p>
          </draw:text-box>
        </draw:frame>
        <draw:frame draw:style-name="gr76" draw:text-style-name="P4" draw:layer="layout" svg:width="5.615cm" svg:height="0.556cm" svg:x="3.502cm" svg:y="7.503cm">
          <draw:text-box>
            <text:p text:style-name="P1"><text:span text:style-name="T17">2</text:span><text:span text:style-name="T17">.</text:span><text:span text:style-name="T17">6</text:span><text:span text:style-name="T17">.</text:span><text:span text:style-name="T17">2</text:span><text:span text:style-name="T17"> </text:span><text:span text:style-name="T17">У</text:span><text:span text:style-name="T17">с</text:span><text:span text:style-name="T17">л</text:span><text:span text:style-name="T17">о</text:span><text:span text:style-name="T17">в</text:span><text:span text:style-name="T17">и</text:span><text:span text:style-name="T17">я</text:span><text:span text:style-name="T17"> </text:span><text:span text:style-name="T17">х</text:span><text:span text:style-name="T17">р</text:span><text:span text:style-name="T17">а</text:span><text:span text:style-name="T17">н</text:span><text:span text:style-name="T17">е</text:span><text:span text:style-name="T17">н</text:span><text:span text:style-name="T17">и</text:span><text:span text:style-name="T17">я</text:span><text:span text:style-name="T17"> </text:span></text:p>
          </draw:text-box>
        </draw:frame>
        <draw:frame draw:style-name="gr77" draw:text-style-name="P4" draw:layer="layout" svg:width="15.564cm" svg:height="0.547cm" svg:x="3.502cm" svg:y="8.174cm">
          <draw:text-box>
            <text:p text:style-name="P1"><text:span text:style-name="T8">О</text:span><text:span text:style-name="T8">г</text:span><text:span text:style-name="T8">р</text:span><text:span text:style-name="T8">а</text:span><text:span text:style-name="T8">н</text:span><text:span text:style-name="T8">и</text:span><text:span text:style-name="T8">ч</text:span><text:span text:style-name="T8">и</text:span><text:span text:style-name="T8">т</text:span><text:span text:style-name="T8">ь</text:span><text:span text:style-name="T8">с</text:span><text:span text:style-name="T8">я</text:span><text:span text:style-name="T8"> <text:s/></text:span><text:span text:style-name="T8">ф</text:span><text:span text:style-name="T8">р</text:span><text:span text:style-name="T8">а</text:span><text:span text:style-name="T8">з</text:span><text:span text:style-name="T8">о</text:span><text:span text:style-name="T8">й</text:span><text:span text:style-name="T8"> <text:s/></text:span><text:span text:style-name="T8">«</text:span><text:span text:style-name="T8">О</text:span><text:span text:style-name="T8">б</text:span><text:span text:style-name="T8">е</text:span><text:span text:style-name="T8">с</text:span><text:span text:style-name="T8">п</text:span><text:span text:style-name="T8">е</text:span><text:span text:style-name="T8">ч</text:span><text:span text:style-name="T8">е</text:span><text:span text:style-name="T8">н</text:span><text:span text:style-name="T8">и</text:span><text:span text:style-name="T8">е</text:span><text:span text:style-name="T8"> <text:s/></text:span><text:span text:style-name="T8">с</text:span><text:span text:style-name="T8">в</text:span><text:span text:style-name="T8">о</text:span><text:span text:style-name="T8">б</text:span><text:span text:style-name="T8">о</text:span><text:span text:style-name="T8">д</text:span><text:span text:style-name="T8">н</text:span><text:span text:style-name="T8">о</text:span><text:span text:style-name="T8">г</text:span><text:span text:style-name="T8">о</text:span><text:span text:style-name="T8"> <text:s/></text:span><text:span text:style-name="T8">д</text:span><text:span text:style-name="T8">о</text:span><text:span text:style-name="T8">с</text:span><text:span text:style-name="T8">т</text:span><text:span text:style-name="T8">у</text:span><text:span text:style-name="T8">п</text:span><text:span text:style-name="T8">а</text:span><text:span text:style-name="T8"> <text:s/></text:span><text:span text:style-name="T8">к</text:span><text:span text:style-name="T8"> <text:s/></text:span><text:span text:style-name="T8">п</text:span><text:span text:style-name="T8">р</text:span><text:span text:style-name="T8">о</text:span><text:span text:style-name="T8">е</text:span><text:span text:style-name="T8">к</text:span><text:span text:style-name="T8">т</text:span><text:span text:style-name="T8">у</text:span><text:span text:style-name="T8"> <text:s/></text:span><text:span text:style-name="T8">в</text:span><text:span text:style-name="T8"> </text:span></text:p>
          </draw:text-box>
        </draw:frame>
        <draw:frame draw:style-name="gr78" draw:text-style-name="P4" draw:layer="layout" svg:width="8.879cm" svg:height="0.547cm" svg:x="2.503cm" svg:y="8.747cm">
          <draw:text-box>
            <text:p text:style-name="P1"><text:span text:style-name="T8">р</text:span><text:span text:style-name="T8">е</text:span><text:span text:style-name="T8">п</text:span><text:span text:style-name="T8">о</text:span><text:span text:style-name="T8">з</text:span><text:span text:style-name="T8">и</text:span><text:span text:style-name="T8">т</text:span><text:span text:style-name="T8">о</text:span><text:span text:style-name="T8">р</text:span><text:span text:style-name="T8">и</text:span><text:span text:style-name="T8">и</text:span><text:span text:style-name="T8"> </text:span><text:span text:style-name="T8">д</text:span><text:span text:style-name="T8">о</text:span><text:span text:style-name="T8"> </text:span><text:span text:style-name="T8">о</text:span><text:span text:style-name="T8">к</text:span><text:span text:style-name="T8">о</text:span><text:span text:style-name="T8">н</text:span><text:span text:style-name="T8">ч</text:span><text:span text:style-name="T8">а</text:span><text:span text:style-name="T8">н</text:span><text:span text:style-name="T8">и</text:span><text:span text:style-name="T8">я</text:span><text:span text:style-name="T8"> </text:span><text:span text:style-name="T8">с</text:span><text:span text:style-name="T8">р</text:span><text:span text:style-name="T8">о</text:span><text:span text:style-name="T8">к</text:span><text:span text:style-name="T8">а</text:span><text:span text:style-name="T8"> </text:span><text:span text:style-name="T8">у</text:span><text:span text:style-name="T8">ч</text:span><text:span text:style-name="T8">е</text:span><text:span text:style-name="T8">б</text:span><text:span text:style-name="T8">ы</text:span><text:span text:style-name="T8">»</text:span><text:span text:style-name="T8">. </text:span></text:p>
          </draw:text-box>
        </draw:frame>
        <draw:frame draw:style-name="gr79" draw:text-style-name="P4" draw:layer="layout" svg:width="5.082cm" svg:height="0.556cm" svg:x="3.502cm" svg:y="9.527cm">
          <draw:text-box>
            <text:p text:style-name="P1"><text:span text:style-name="T17">2</text:span><text:span text:style-name="T17">.</text:span><text:span text:style-name="T17">6</text:span><text:span text:style-name="T17">.</text:span><text:span text:style-name="T17">3</text:span><text:span text:style-name="T17"> </text:span><text:span text:style-name="T17">С</text:span><text:span text:style-name="T17">р</text:span><text:span text:style-name="T17">о</text:span><text:span text:style-name="T17">к</text:span><text:span text:style-name="T17">и</text:span><text:span text:style-name="T17"> </text:span><text:span text:style-name="T17">х</text:span><text:span text:style-name="T17">р</text:span><text:span text:style-name="T17">а</text:span><text:span text:style-name="T17">н</text:span><text:span text:style-name="T17">е</text:span><text:span text:style-name="T17">н</text:span><text:span text:style-name="T17">и</text:span><text:span text:style-name="T17">я</text:span><text:span text:style-name="T17"> </text:span></text:p>
          </draw:text-box>
        </draw:frame>
        <draw:frame draw:style-name="gr80" draw:text-style-name="P4" draw:layer="layout" svg:width="14.671cm" svg:height="0.547cm" svg:x="3.502cm" svg:y="10.199cm">
          <draw:text-box>
            <text:p text:style-name="P1"><text:span text:style-name="T8">О</text:span><text:span text:style-name="T8">г</text:span><text:span text:style-name="T8">р</text:span><text:span text:style-name="T8">а</text:span><text:span text:style-name="T8">н</text:span><text:span text:style-name="T8">и</text:span><text:span text:style-name="T8">ч</text:span><text:span text:style-name="T8">и</text:span><text:span text:style-name="T8">т</text:span><text:span text:style-name="T8">ь</text:span><text:span text:style-name="T8">с</text:span><text:span text:style-name="T8">я</text:span><text:span text:style-name="T8"> </text:span><text:span text:style-name="T8">ф</text:span><text:span text:style-name="T8">р</text:span><text:span text:style-name="T8">а</text:span><text:span text:style-name="T8">з</text:span><text:span text:style-name="T8">о</text:span><text:span text:style-name="T8">й</text:span><text:span text:style-name="T8"> </text:span><text:span text:style-name="T8">«</text:span><text:span text:style-name="T8">С</text:span><text:span text:style-name="T8">р</text:span><text:span text:style-name="T8">о</text:span><text:span text:style-name="T8">к</text:span><text:span text:style-name="T8"> </text:span><text:span text:style-name="T8">х</text:span><text:span text:style-name="T8">р</text:span><text:span text:style-name="T8">а</text:span><text:span text:style-name="T8">н</text:span><text:span text:style-name="T8">е</text:span><text:span text:style-name="T8">н</text:span><text:span text:style-name="T8">и</text:span><text:span text:style-name="T8">я</text:span><text:span text:style-name="T8"> </text:span><text:span text:style-name="T8">–</text:span><text:span text:style-name="T8"> </text:span><text:span text:style-name="T8">д</text:span><text:span text:style-name="T8">о</text:span><text:span text:style-name="T8"> </text:span><text:span text:style-name="T8">о</text:span><text:span text:style-name="T8">к</text:span><text:span text:style-name="T8">о</text:span><text:span text:style-name="T8">н</text:span><text:span text:style-name="T8">ч</text:span><text:span text:style-name="T8">а</text:span><text:span text:style-name="T8">н</text:span><text:span text:style-name="T8">и</text:span><text:span text:style-name="T8">я</text:span><text:span text:style-name="T8"> </text:span><text:span text:style-name="T8">с</text:span><text:span text:style-name="T8">р</text:span><text:span text:style-name="T8">о</text:span><text:span text:style-name="T8">к</text:span><text:span text:style-name="T8">а</text:span><text:span text:style-name="T8"> </text:span><text:span text:style-name="T8">у</text:span><text:span text:style-name="T8">ч</text:span><text:span text:style-name="T8">е</text:span><text:span text:style-name="T8">б</text:span><text:span text:style-name="T8">ы</text:span><text:span text:style-name="T8">»</text:span><text:span text:style-name="T8">. </text:span></text:p>
          </draw:text-box>
        </draw:frame>
        <draw:frame draw:style-name="gr81" draw:text-style-name="P9" draw:layer="layout" svg:width="11.915cm" svg:height="0.589cm" svg:x="3.502cm" svg:y="11.19cm">
          <draw:text-box>
            <text:p text:style-name="P1"><text:span text:style-name="T15">3</text:span><text:span text:style-name="T15">.</text:span><text:span text:style-name="T15"> </text:span><text:span text:style-name="T15">Т</text:span><text:span text:style-name="T15">р</text:span><text:span text:style-name="T15">е</text:span><text:span text:style-name="T15">б</text:span><text:span text:style-name="T15">о</text:span><text:span text:style-name="T15">в</text:span><text:span text:style-name="T15">а</text:span><text:span text:style-name="T15">н</text:span><text:span text:style-name="T15">и</text:span><text:span text:style-name="T15">я</text:span><text:span text:style-name="T15"> </text:span><text:span text:style-name="T15">к</text:span><text:span text:style-name="T15"> </text:span><text:span text:style-name="T15">п</text:span><text:span text:style-name="T15">р</text:span><text:span text:style-name="T15">о</text:span><text:span text:style-name="T15">г</text:span><text:span text:style-name="T15">р</text:span><text:span text:style-name="T15">а</text:span><text:span text:style-name="T15">м</text:span><text:span text:style-name="T15">м</text:span><text:span text:style-name="T15">н</text:span><text:span text:style-name="T15">о</text:span><text:span text:style-name="T15">й</text:span><text:span text:style-name="T15"> </text:span><text:span text:style-name="T15">д</text:span><text:span text:style-name="T15">о</text:span><text:span text:style-name="T15">к</text:span><text:span text:style-name="T15">у</text:span><text:span text:style-name="T15">м</text:span><text:span text:style-name="T15">е</text:span><text:span text:style-name="T15">н</text:span><text:span text:style-name="T15">т</text:span><text:span text:style-name="T15">а</text:span><text:span text:style-name="T15">ц</text:span><text:span text:style-name="T15">и</text:span><text:span text:style-name="T15">и</text:span><text:span text:style-name="T15"> </text:span></text:p>
          </draw:text-box>
        </draw:frame>
        <draw:frame draw:style-name="gr71" draw:text-style-name="P4" draw:layer="layout" svg:width="14.937cm" svg:height="0.547cm" svg:x="3.502cm" svg:y="12.011cm">
          <draw:text-box>
            <text:p text:style-name="P1"><text:span text:style-name="T8">О</text:span><text:span text:style-name="T8">г</text:span><text:span text:style-name="T8">р</text:span><text:span text:style-name="T8">а</text:span><text:span text:style-name="T8">н</text:span><text:span text:style-name="T8">и</text:span><text:span text:style-name="T8">ч</text:span><text:span text:style-name="T8">и</text:span><text:span text:style-name="T8">т</text:span><text:span text:style-name="T8">ь</text:span><text:span text:style-name="T8">с</text:span><text:span text:style-name="T8">я</text:span><text:span text:style-name="T8"> </text:span><text:span text:style-name="T8">ф</text:span><text:span text:style-name="T8">р</text:span><text:span text:style-name="T8">а</text:span><text:span text:style-name="T8">з</text:span><text:span text:style-name="T8">о</text:span><text:span text:style-name="T8">й</text:span><text:span text:style-name="T8"> </text:span><text:span text:style-name="T8">«</text:span><text:span text:style-name="T8">О</text:span><text:span text:style-name="T8">п</text:span><text:span text:style-name="T8">р</text:span><text:span text:style-name="T8">е</text:span><text:span text:style-name="T8">д</text:span><text:span text:style-name="T8">е</text:span><text:span text:style-name="T8">л</text:span><text:span text:style-name="T8">я</text:span><text:span text:style-name="T8">ю</text:span><text:span text:style-name="T8">т</text:span><text:span text:style-name="T8">с</text:span><text:span text:style-name="T8">я</text:span><text:span text:style-name="T8"> </text:span><text:span text:style-name="T8">з</text:span><text:span text:style-name="T8">а</text:span><text:span text:style-name="T8">д</text:span><text:span text:style-name="T8">а</text:span><text:span text:style-name="T8">н</text:span><text:span text:style-name="T8">и</text:span><text:span text:style-name="T8">е</text:span><text:span text:style-name="T8">м</text:span><text:span text:style-name="T8"> </text:span><text:span text:style-name="T8">н</text:span><text:span text:style-name="T8">а</text:span><text:span text:style-name="T8"> </text:span><text:span text:style-name="T8">к</text:span><text:span text:style-name="T8">у</text:span><text:span text:style-name="T8">р</text:span><text:span text:style-name="T8">с</text:span><text:span text:style-name="T8">о</text:span><text:span text:style-name="T8">в</text:span><text:span text:style-name="T8">у</text:span><text:span text:style-name="T8">ю</text:span><text:span text:style-name="T8"> </text:span><text:span text:style-name="T8">р</text:span><text:span text:style-name="T8">а</text:span><text:span text:style-name="T8">б</text:span><text:span text:style-name="T8">о</text:span><text:span text:style-name="T8">т</text:span><text:span text:style-name="T8">у</text:span><text:span text:style-name="T8">»</text:span><text:span text:style-name="T8">. </text:span></text:p>
          </draw:text-box>
        </draw:frame>
        <draw:frame draw:style-name="gr82" draw:text-style-name="P9" draw:layer="layout" svg:width="8.037cm" svg:height="0.589cm" svg:x="3.502cm" svg:y="13.002cm">
          <draw:text-box>
            <text:p text:style-name="P1"><text:span text:style-name="T15">4</text:span><text:span text:style-name="T15">.</text:span><text:span text:style-name="T15"> </text:span><text:span text:style-name="T15">С</text:span><text:span text:style-name="T15">т</text:span><text:span text:style-name="T15">а</text:span><text:span text:style-name="T15">д</text:span><text:span text:style-name="T15">и</text:span><text:span text:style-name="T15">и</text:span><text:span text:style-name="T15"> </text:span><text:span text:style-name="T15">и</text:span><text:span text:style-name="T15"> </text:span><text:span text:style-name="T15">э</text:span><text:span text:style-name="T15">т</text:span><text:span text:style-name="T15">а</text:span><text:span text:style-name="T15">п</text:span><text:span text:style-name="T15">ы</text:span><text:span text:style-name="T15"> </text:span><text:span text:style-name="T15">р</text:span><text:span text:style-name="T15">а</text:span><text:span text:style-name="T15">з</text:span><text:span text:style-name="T15">р</text:span><text:span text:style-name="T15">а</text:span><text:span text:style-name="T15">б</text:span><text:span text:style-name="T15">о</text:span><text:span text:style-name="T15">т</text:span><text:span text:style-name="T15">к</text:span><text:span text:style-name="T15">и</text:span><text:span text:style-name="T15"> </text:span></text:p>
          </draw:text-box>
        </draw:frame>
        <draw:frame draw:style-name="gr71" draw:text-style-name="P4" draw:layer="layout" svg:width="14.937cm" svg:height="0.547cm" svg:x="3.502cm" svg:y="13.823cm">
          <draw:text-box>
            <text:p text:style-name="P1"><text:span text:style-name="T8">О</text:span><text:span text:style-name="T8">г</text:span><text:span text:style-name="T8">р</text:span><text:span text:style-name="T8">а</text:span><text:span text:style-name="T8">н</text:span><text:span text:style-name="T8">и</text:span><text:span text:style-name="T8">ч</text:span><text:span text:style-name="T8">и</text:span><text:span text:style-name="T8">т</text:span><text:span text:style-name="T8">ь</text:span><text:span text:style-name="T8">с</text:span><text:span text:style-name="T8">я</text:span><text:span text:style-name="T8"> </text:span><text:span text:style-name="T8">ф</text:span><text:span text:style-name="T8">р</text:span><text:span text:style-name="T8">а</text:span><text:span text:style-name="T8">з</text:span><text:span text:style-name="T8">о</text:span><text:span text:style-name="T8">й</text:span><text:span text:style-name="T8"> </text:span><text:span text:style-name="T8">«</text:span><text:span text:style-name="T8">О</text:span><text:span text:style-name="T8">п</text:span><text:span text:style-name="T8">р</text:span><text:span text:style-name="T8">е</text:span><text:span text:style-name="T8">д</text:span><text:span text:style-name="T8">е</text:span><text:span text:style-name="T8">л</text:span><text:span text:style-name="T8">я</text:span><text:span text:style-name="T8">ю</text:span><text:span text:style-name="T8">т</text:span><text:span text:style-name="T8">с</text:span><text:span text:style-name="T8">я</text:span><text:span text:style-name="T8"> </text:span><text:span text:style-name="T8">з</text:span><text:span text:style-name="T8">а</text:span><text:span text:style-name="T8">д</text:span><text:span text:style-name="T8">а</text:span><text:span text:style-name="T8">н</text:span><text:span text:style-name="T8">и</text:span><text:span text:style-name="T8">е</text:span><text:span text:style-name="T8">м</text:span><text:span text:style-name="T8"> </text:span><text:span text:style-name="T8">н</text:span><text:span text:style-name="T8">а</text:span><text:span text:style-name="T8"> </text:span><text:span text:style-name="T8">к</text:span><text:span text:style-name="T8">у</text:span><text:span text:style-name="T8">р</text:span><text:span text:style-name="T8">с</text:span><text:span text:style-name="T8">о</text:span><text:span text:style-name="T8">в</text:span><text:span text:style-name="T8">у</text:span><text:span text:style-name="T8">ю</text:span><text:span text:style-name="T8"> </text:span><text:span text:style-name="T8">р</text:span><text:span text:style-name="T8">а</text:span><text:span text:style-name="T8">б</text:span><text:span text:style-name="T8">о</text:span><text:span text:style-name="T8">т</text:span><text:span text:style-name="T8">у</text:span><text:span text:style-name="T8">»</text:span><text:span text:style-name="T8">. </text:span></text:p>
          </draw:text-box>
        </draw:frame>
        <draw:frame draw:style-name="gr83" draw:text-style-name="P9" draw:layer="layout" svg:width="8.464cm" svg:height="0.589cm" svg:x="3.502cm" svg:y="14.814cm">
          <draw:text-box>
            <text:p text:style-name="P1"><text:span text:style-name="T15">5</text:span><text:span text:style-name="T15">.</text:span><text:span text:style-name="T15"> </text:span><text:span text:style-name="T15">П</text:span><text:span text:style-name="T15">о</text:span><text:span text:style-name="T15">р</text:span><text:span text:style-name="T15">я</text:span><text:span text:style-name="T15">д</text:span><text:span text:style-name="T15">о</text:span><text:span text:style-name="T15">к</text:span><text:span text:style-name="T15"> </text:span><text:span text:style-name="T15">к</text:span><text:span text:style-name="T15">о</text:span><text:span text:style-name="T15">н</text:span><text:span text:style-name="T15">т</text:span><text:span text:style-name="T15">р</text:span><text:span text:style-name="T15">о</text:span><text:span text:style-name="T15">л</text:span><text:span text:style-name="T15">я</text:span><text:span text:style-name="T15"> </text:span><text:span text:style-name="T15">и</text:span><text:span text:style-name="T15"> </text:span><text:span text:style-name="T15">п</text:span><text:span text:style-name="T15">р</text:span><text:span text:style-name="T15">и</text:span><text:span text:style-name="T15">е</text:span><text:span text:style-name="T15">м</text:span><text:span text:style-name="T15">к</text:span><text:span text:style-name="T15">и</text:span><text:span text:style-name="T15"> </text:span></text:p>
          </draw:text-box>
        </draw:frame>
        <draw:frame draw:style-name="gr71" draw:text-style-name="P4" draw:layer="layout" svg:width="14.937cm" svg:height="0.547cm" svg:x="3.502cm" svg:y="15.635cm">
          <draw:text-box>
            <text:p text:style-name="P1"><text:span text:style-name="T8">О</text:span><text:span text:style-name="T8">г</text:span><text:span text:style-name="T8">р</text:span><text:span text:style-name="T8">а</text:span><text:span text:style-name="T8">н</text:span><text:span text:style-name="T8">и</text:span><text:span text:style-name="T8">ч</text:span><text:span text:style-name="T8">и</text:span><text:span text:style-name="T8">т</text:span><text:span text:style-name="T8">ь</text:span><text:span text:style-name="T8">с</text:span><text:span text:style-name="T8">я</text:span><text:span text:style-name="T8"> </text:span><text:span text:style-name="T8">ф</text:span><text:span text:style-name="T8">р</text:span><text:span text:style-name="T8">а</text:span><text:span text:style-name="T8">з</text:span><text:span text:style-name="T8">о</text:span><text:span text:style-name="T8">й</text:span><text:span text:style-name="T8"> </text:span><text:span text:style-name="T8">«</text:span><text:span text:style-name="T8">О</text:span><text:span text:style-name="T8">п</text:span><text:span text:style-name="T8">р</text:span><text:span text:style-name="T8">е</text:span><text:span text:style-name="T8">д</text:span><text:span text:style-name="T8">е</text:span><text:span text:style-name="T8">л</text:span><text:span text:style-name="T8">я</text:span><text:span text:style-name="T8">ю</text:span><text:span text:style-name="T8">т</text:span><text:span text:style-name="T8">с</text:span><text:span text:style-name="T8">я</text:span><text:span text:style-name="T8"> </text:span><text:span text:style-name="T8">з</text:span><text:span text:style-name="T8">а</text:span><text:span text:style-name="T8">д</text:span><text:span text:style-name="T8">а</text:span><text:span text:style-name="T8">н</text:span><text:span text:style-name="T8">и</text:span><text:span text:style-name="T8">е</text:span><text:span text:style-name="T8">м</text:span><text:span text:style-name="T8"> </text:span><text:span text:style-name="T8">н</text:span><text:span text:style-name="T8">а</text:span><text:span text:style-name="T8"> </text:span><text:span text:style-name="T8">к</text:span><text:span text:style-name="T8">у</text:span><text:span text:style-name="T8">р</text:span><text:span text:style-name="T8">с</text:span><text:span text:style-name="T8">о</text:span><text:span text:style-name="T8">в</text:span><text:span text:style-name="T8">у</text:span><text:span text:style-name="T8">ю</text:span><text:span text:style-name="T8"> </text:span><text:span text:style-name="T8">р</text:span><text:span text:style-name="T8">а</text:span><text:span text:style-name="T8">б</text:span><text:span text:style-name="T8">о</text:span><text:span text:style-name="T8">т</text:span><text:span text:style-name="T8">у</text:span><text:span text:style-name="T8">»</text:span><text:span text:style-name="T8">. </text:span></text:p>
          </draw:text-box>
        </draw:frame>
        <draw:frame draw:style-name="gr36" draw:text-style-name="P4" draw:layer="layout" svg:width="0.494cm" svg:height="0.547cm" svg:x="2.503cm" svg:y="16.211cm">
          <draw:text-box>
            <text:p text:style-name="P1"><text:span text:style-name="T4"><text:s/></text:span></text:p>
          </draw:text-box>
        </draw:frame>
        <draw:frame draw:style-name="gr36" draw:text-style-name="P4" draw:layer="layout" svg:width="0.494cm" svg:height="0.547cm" svg:x="7.584cm" svg:y="16.211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Times New Roman" svg:font-family="'Times New Roman'"/>
    <style:font-face style:name="Times New Roman Cyr" svg:font-family="'Times New Roman Cyr'"/>
    <style:font-face style:name="TimesNewRoman" svg:font-family="TimesNewRoman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-dash="Dash_20_Dot_20_1" draw:fill="solid" draw:fill-color="#729fcf" draw:shadow-color="#000000"/>
      <style:paragraph-properties loext:tab-stop-distance="0cm">
        <style:tab-stops/>
      </style:paragraph-properties>
      <style:text-properties fo:font-size="15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2.5cm" fo:margin-bottom="1cm" fo:margin-left="2.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5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7T23:01:05.056036082</dc:date>
    <meta:editing-duration>PT4H48M40S</meta:editing-duration>
    <meta:editing-cycles>35</meta:editing-cycles>
    <meta:generator>LibreOffice/24.2.5.2$Linux_X86_64 LibreOffice_project/420$Build-2</meta:generator>
    <meta:document-statistic meta:object-count="116"/>
  </office:meta>
</office:document-meta>
</file>